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style:writing-mode="lr-tb"/>
    </style:style>
    <style:style style:name="P4" style:family="paragraph" style:parent-style-name="AttribDesc">
      <style:paragraph-properties style:writing-mode="lr-tb"/>
    </style:style>
    <style:style style:name="P5" style:family="paragraph" style:parent-style-name="Standard">
      <style:paragraph-properties fo:margin-left="0.25in" fo:margin-right="0in" fo:text-indent="0in" style:auto-text-indent="false"/>
    </style:style>
    <style:style style:name="P6" style:family="paragraph" style:parent-style-name="Standard" style:master-page-name="">
      <style:paragraph-properties style:page-number="auto" fo:keep-with-next="always"/>
    </style:style>
    <style:style style:name="P7" style:family="paragraph" style:parent-style-name="Heading_20_2" style:master-page-name="">
      <style:paragraph-properties style:page-number="auto" fo:keep-with-next="auto"/>
    </style:style>
    <style:style style:name="P8" style:family="paragraph" style:parent-style-name="Heading_20_2" style:master-page-name="">
      <style:paragraph-properties style:page-number="auto" fo:break-before="auto" fo:break-after="auto"/>
    </style:style>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5"/>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6"/>
    <style:style style:name="P23" style:family="paragraph" style:parent-style-name="Paper_20_Title" style:master-page-name="Standard">
      <style:paragraph-properties style:page-number="auto"/>
    </style:style>
    <style:style style:name="P24" style:family="paragraph" style:parent-style-name="Contents_20_1">
      <style:paragraph-properties>
        <style:tab-stops>
          <style:tab-stop style:position="5.8701in" style:type="right" style:leader-style="dotted" style:leader-text="."/>
        </style:tab-stops>
      </style:paragraph-properties>
    </style:style>
    <style:style style:name="P25" style:family="paragraph" style:parent-style-name="Contents_20_3">
      <style:paragraph-properties>
        <style:tab-stops>
          <style:tab-stop style:position="5.477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Arial" fo:font-weight="bold" style:font-weight-asian="bold" style:font-weight-complex="bold"/>
    </style:style>
    <style:style style:name="T10" style:family="text">
      <style:text-properties style:font-name="Arial" fo:font-size="9pt" style:font-size-asian="9pt" style:font-size-complex="9pt"/>
    </style:style>
    <style:style style:name="T11" style:family="text">
      <style:text-properties style:font-name="DejaVu Sans Condensed1"/>
    </style:style>
    <style:style style:name="T12" style:family="text">
      <style:text-properties style:font-name="DejaVu Sans Condensed" fo:font-size="8pt" style:font-size-asian="8pt" style:font-size-complex="8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Doulos SIL"/>
    </style:style>
    <style:style style:name="T1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Introduction<text:tab/>3</text:p>
          <text:p text:style-name="P24">Types<text:tab/>5</text:p>
          <text:p text:style-name="P25">int<text:tab/>5</text:p>
          <text:p text:style-name="P25">float<text:tab/>5</text:p>
          <text:p text:style-name="P25">string<text:tab/>5</text:p>
          <text:p text:style-name="P25">PCDATA<text:tab/>5</text:p>
          <text:p text:style-name="P25">datetime<text:tab/>5</text:p>
          <text:p text:style-name="P25">key<text:tab/>6</text:p>
          <text:p text:style-name="P25">lang<text:tab/>6</text:p>
          <text:p text:style-name="P25">refid<text:tab/>6</text:p>
          <text:p text:style-name="P25">URL<text:tab/>6</text:p>
          <text:p text:style-name="P25">span<text:tab/>6</text:p>
          <text:p text:style-name="P25">text<text:tab/>7</text:p>
          <text:p text:style-name="P25">form<text:tab/>7</text:p>
          <text:p text:style-name="P25">multitext<text:tab/>7</text:p>
          <text:p text:style-name="P25">URLRef<text:tab/>8</text:p>
          <text:p text:style-name="P25">field<text:tab/>8</text:p>
          <text:p text:style-name="P25">trait<text:tab/>8</text:p>
          <text:p text:style-name="P25">annotation<text:tab/>9</text:p>
          <text:p text:style-name="P25">extensible<text:tab/>9</text:p>
          <text:p text:style-name="P25">note<text:tab/>9</text:p>
          <text:p text:style-name="P25">phonetic<text:tab/>9</text:p>
          <text:p text:style-name="P25">etymology<text:tab/>10</text:p>
          <text:p text:style-name="P25">grammatical-info<text:tab/>10</text:p>
          <text:p text:style-name="P25">reversal<text:tab/>10</text:p>
          <text:p text:style-name="P25">translation<text:tab/>11</text:p>
          <text:p text:style-name="P25">example<text:tab/>11</text:p>
          <text:p text:style-name="P25">relation<text:tab/>11</text:p>
          <text:p text:style-name="P25">variant<text:tab/>12</text:p>
          <text:p text:style-name="P25">Sense<text:tab/>12</text:p>
          <text:p text:style-name="P25">Entry<text:tab/>13</text:p>
          <text:p text:style-name="P25">field-defn<text:tab/>14</text:p>
          <text:p text:style-name="P25">field-defns<text:tab/>14</text:p>
          <text:p text:style-name="P25">range-ref<text:tab/>14</text:p>
          <text:p text:style-name="P25">ranges<text:tab/>14</text:p>
          <text:p text:style-name="P25">header<text:tab/>14</text:p>
          <text:p text:style-name="P25">lift<text:tab/>15</text:p>
          <text:p text:style-name="P24">UML Diagrams<text:tab/>16</text:p>
          <text:p text:style-name="P24">Lift Ranges<text:tab/>18</text:p>
          <text:p text:style-name="P25">range-element<text:tab/>18</text:p>
          <text:p text:style-name="P25">range<text:tab/>18</text:p>
          <text:p text:style-name="P25"><text:soft-page-break/>lift-ranges<text:tab/>18</text:p>
          <text:p text:style-name="P24">Ranges<text:tab/>20</text:p>
          <text:p text:style-name="P25">Elements<text:tab/>20</text:p>
          <text:p text:style-name="P25">Elements<text:tab/>20</text:p>
          <text:p text:style-name="P25">Elements<text:tab/>21</text:p>
          <text:p text:style-name="P25">Elements<text:tab/>21</text:p>
          <text:p text:style-name="P24">Examples<text:tab/>23</text:p>
          <text:p text:style-name="P24">Implementation<text:tab/>30</text:p>
          <text:p text:style-name="P25">Refid generation<text:tab/>30</text:p>
          <text:p text:style-name="P25">Generating LIFT<text:tab/>30</text:p>
          <text:p text:style-name="P25">Subentries<text:tab/>30</text:p>
          <text:p text:style-name="P24">Change History<text:tab/>32</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9">Provides a way of encoding all MDF concepts and is a complete language.</text:p>
        </text:list-item>
        <text:list-item>
          <text:p text:style-name="P9">Handles text represented in multiple scripts (for example a language that has multiple orthographies)</text:p>
        </text:list-item>
        <text:list-item>
          <text:p text:style-name="P9">Can store any number of analysis languages.</text:p>
        </text:list-item>
        <text:list-item>
          <text:p text:style-name="P9">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13">there are no two ids of the same type of object that are identical, including treating senses and subsenses as entries.</text:p>
        </text:list-item>
      </text:list>
      <text:list text:style-name="L3">
        <text:list-item>
          <text:p text:style-name="P14">there are corresponding ids for all refids</text:p>
        </text:list-item>
      </text:list>
      <text:list text:style-name="L4">
        <text:list-item>
          <text:p text:style-name="P15">there is a definition for all field tags used</text:p>
        </text:list-item>
        <text:list-item>
          <text:p text:style-name="P15">that in a context where only one language data is expected no data from another language is also provided.</text:p>
        </text:list-item>
        <text:list-item>
          <text:p text:style-name="P15">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PCDATA</text:h>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text:soft-page-break/>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text:soft-page-break/>field, plain text approaches should be used either using Unicode paragraph characters. For maximum transportability, Unicode paragraph characters should be used.</text:p>
      <text:h text:style-name="Heading_20_4" text:outline-level="4">Attributes</text:h>
      <text:p text:style-name="AttribDesc"><text:span text:style-name="code"><text:span text:style-name="T7">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7">href</text:span></text:span><text:tab/>[Optional, <text:span text:style-name="code">URL</text:span>] The text included in the span is to made into a hotlink to the given URL, if the application can do that.</text:p>
      <text:p text:style-name="AttribDesc"><text:span text:style-name="code"><text:span text:style-name="T7">class</text:span></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code"><text:span text:style-name="T7">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text</text:h>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h text:style-name="Heading_20_4" text:outline-level="4">Attributes</text:h>
      <text:p text:style-name="AttribDesc"><text:span text:style-name="code"><text:span text:style-name="T7">lang</text:span></text:span><text:tab/>[Required, <text:span text:style-name="code">lang</text:span>] gives the language tag for the text.</text:p>
      <text:h text:style-name="Heading_20_4" text:outline-level="4">Content</text:h>
      <text:p text:style-name="AttribDesc"><text:span text:style-name="code"><text:span text:style-name="T7">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7">annotation</text:span></text:span><text:tab/>[Optional, Multiple, <text:span text:style-name="code">annotation</text:span>] contains various metadata for this textual element including status information.</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code"><text:span text:style-name="T7">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code"><text:span text:style-name="T7">form</text:span></text:span><text:tab/>[Optional, Multiple, <text:span text:style-name="code">form</text:span>] Each representation of the information is held in a <text:span text:style-name="code">form</text:span> element.</text:p>
      <text:p text:style-name="AttribDesc"><text:span text:style-name="code"><text:span text:style-name="T7">trait</text:span></text:span><text:tab/>[Optional, Multiple, <text:span text:style-name="code">trait</text:span>] These attributes may be referenced by the <text:span text:style-name="code">form</text:span> elements in their <text:span text:style-name="code">traits</text:span> attribute.</text:p>
      <text:h text:style-name="Heading_20_3" text:outline-level="3"><text:soft-page-break/>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code"><text:span text:style-name="T7">href</text:span></text:span> <text:tab/>[Required, <text:span text:style-name="code">URL</text:span>] is the URL of the resource</text:p>
      <text:h text:style-name="Heading_20_4" text:outline-level="4">Content</text:h>
      <text:p text:style-name="AttribDesc"><text:span text:style-name="code"><text:span text:style-name="T7">label</text:span></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code"><text:span text:style-name="T7">multitext</text:span></text:span><text:tab/>Stores the language and multiscript form of the information.</text:p>
      <text:h text:style-name="Heading_20_4" text:outline-level="4">Attributes</text:h>
      <text:p text:style-name="AttribDesc"><text:span text:style-name="code"><text:span text:style-name="T7">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7">dateCreated</text:span></text:span><text:tab/>[Optional, <text:span text:style-name="code">datetime</text:span>] Gives the creation date of the field.</text:p>
      <text:p text:style-name="AttribDesc"><text:span text:style-name="code"><text:span text:style-name="T7">dateModified</text:span></text:span><text:tab/>[Optional, <text:span text:style-name="code">datetime</text:span>] Gives the modification time of the field.</text:p>
      <text:p text:style-name="AttribDesc"><text:span text:style-name="code"><text:span text:style-name="T7">annotation</text:span></text:span><text:tab/>[Optional, Multiple, <text:span text:style-name="code">annotation</text:span>] Adds metainformation describing the element.</text:p>
      <text:h text:style-name="Heading_20_4" text:outline-level="4">Content</text:h>
      <text:p text:style-name="AttribDesc"><text:span text:style-name="code"><text:span text:style-name="T7">trait</text:span></text:span><text:tab/>[Optional, Multiple, <text:span text:style-name="code">flag</text:span>] Gives additional information about the field.</text:p>
      <text:p text:style-name="AttribDesc"><text:span text:style-name="code"><text:span text:style-name="T7">form</text:span></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3">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code"><text:span text:style-name="T7">name</text:span></text:span><text:tab/>[Required, <text:span text:style-name="code">key</text:span>]. This is the identifier of a particular <text:span text:style-name="code">range</text:span>.</text:p>
      <text:p text:style-name="AttribDesc"><text:span text:style-name="code"><text:span text:style-name="T7">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7">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Content</text:h>
      <text:p text:style-name="AttribDesc"><text:span text:style-name="code"><text:span text:style-name="T7">status</text:span></text:span><text:span text:style-name="code"><text:span text:style-name="T7"><text:tab/></text:span></text:span>[Optional, Multiple, <text:span text:style-name="code">annotation</text:span>] Gives the value of a given status type both now and in the past. The first <text:span text:style-name="code">annotation</text:span> of a given type holds the current value for the status of that type.</text:p>
      <text:h text:style-name="Heading_20_3" text:outline-level="3"><text:soft-page-break/>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code"><text:span text:style-name="T7">multitext</text:span></text:span><text:tab/>Gives a comment on the annotation.</text:p>
      <text:h text:style-name="Heading_20_4" text:outline-level="4">Attributes</text:h>
      <text:p text:style-name="AttribDesc"><text:span text:style-name="code"><text:span text:style-name="T7">name</text:span></text:span><text:span text:style-name="code"><text:span text:style-name="T7"><text:tab/></text:span></text:span>[Required, <text:span text:style-name="code">key</text:span>] Gives the range set from which this status value is taken,</text:p>
      <text:p text:style-name="AttribDesc"><text:span text:style-name="code"><text:span text:style-name="T7">value</text:span></text:span><text:tab/>[Required, <text:span text:style-name="code">key</text:span>] Contains the value of the the <text:span text:style-name="code">type</text:span> either now or in the past.</text:p>
      <text:p text:style-name="AttribDesc"><text:span text:style-name="code"><text:span text:style-name="T7">who</text:span></text:span><text:tab/>[Optional, <text:span text:style-name="code">key</text:span>] Specifies are particular element from the <text:span text:style-name="code">users</text:span> range.</text:p>
      <text:p text:style-name="AttribDesc"><text:span text:style-name="code"><text:span text:style-name="T7">when<text:tab/></text:span></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code"><text:span text:style-name="T7">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7">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7">field</text:span></text:span><text:tab/>[Optional, Multiple, <text:span text:style-name="code">field</text:span>] Holds extra textual information.</text:p>
      <text:p text:style-name="AttribDesc"><text:span text:style-name="code"><text:span text:style-name="T7">trait</text:span></text:span><text:tab/>[Optional, Multiple, <text:span text:style-name="code">flag</text:span>] Adds type, filter, trait information.</text:p>
      <text:p text:style-name="AttribDesc"><text:span text:style-name="code"><text:span text:style-name="T7">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code"><text:span text:style-name="T7">multitext</text:span></text:span><text:tab/>Stores the note content, giving its language.</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h text:style-name="Heading_20_3" text:outline-level="3">phonetic</text:h>
      <text:p text:style-name="Standard">This represents a single phonetic representation.</text:p>
      <text:h text:style-name="Heading_20_4" text:outline-level="4"><text:soft-page-break/>Inheritance</text:h>
      <text:p text:style-name="AttribDesc"><text:span text:style-name="code"><text:span text:style-name="T7">multitext</text:span></text:span><text:tab/>Allows for storage of different representation forms of the text.</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code"><text:span text:style-name="T7">media</text:span></text:span><text:tab/>[Optional, Multiple, <text:span text:style-name="code">URLRef</text:span>] Stores an audio representation of the text.</text:p>
      <text:p text:style-name="AttribDesc"><text:span text:style-name="code"><text:span text:style-name="T7">form</text:span></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7">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code"><text:span text:style-name="T7">gloss</text:span></text:span><text:tab/>[Optional, Multiple, <text:span text:style-name="code">form</text:span>] Gives glosses of the word that the etymological relationship is with.</text:p>
      <text:p text:style-name="AttribDesc"><text:span text:style-name="code"><text:span text:style-name="T7">form</text:span></text:span><text:tab/>[Required, <text:span text:style-name="code">form</text:span>] Holds the form of the etymological reference.</text:p>
      <text:h text:style-name="Heading_20_3" text:outline-level="3">grammatical-info</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atical-info</text:span> range.</text:p>
      <text:h text:style-name="Heading_20_4" text:outline-level="4">Attributes</text:h>
      <text:p text:style-name="AttribDesc"><text:span text:style-name="code"><text:span text:style-name="T7">value</text:span></text:span><text:tab/>[Required, <text:span text:style-name="code">key</text:span>] The part of speech tag into the <text:span text:style-name="code">grammatical-info</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code"><text:span text:style-name="T7">trait</text:span></text:span><text:tab/>[Optional, Multiple, <text:span text:style-name="code">trait</text:span>] Allows grammatical information to have attributes.</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code"><text:span text:style-name="T7">multitext</text:span></text:span><text:tab/>Stores the reversal entry with its language.</text:p>
      <text:h text:style-name="Heading_20_4" text:outline-level="4">Attributes</text:h>
      <text:p text:style-name="AttribDesc"><text:span text:style-name="code"><text:span text:style-name="T7">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ext:soft-page-break/>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Content</text:h>
      <text:p text:style-name="AttribDesc"><text:span text:style-name="code"><text:span text:style-name="T7">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code"><text:span text:style-name="T7">type</text:span></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Stores the content of the example in the main language of the dictionary.</text:p>
      <text:h text:style-name="Heading_20_4" text:outline-level="4">Attributes</text:h>
      <text:p text:style-name="AttribDesc"><text:span text:style-name="code"><text:span text:style-name="T7">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4"><text:span text:style-name="code"><text:span text:style-name="T7">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code"><text:span text:style-name="T7">ref</text:span></text:span><text:tab/>[Required, <text:span text:style-name="code">refid</text:span>] This is the other end of the relation either a <text:span text:style-name="code">Sense</text:span> or an <text:span text:style-name="code">Entry</text:span>.</text:p>
      <text:p text:style-name="AttribDesc"><text:soft-page-break/><text:span text:style-name="code"><text:span text:style-name="T7">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7">usage</text:span></text:span><text:tab/>[Optional, <text:span text:style-name="code">multitext</text:span>] Gives information on usage in a particular language. </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Gives the variation to the main lexical form.</text:p>
      <text:h text:style-name="Heading_20_4" text:outline-level="4">Attributes</text:h>
      <text:p text:style-name="AttribDesc"><text:span text:style-name="code"><text:span text:style-name="T7">ref</text:span></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code"><text:span text:style-name="T7">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7">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code"><text:span text:style-name="T7">trait</text:span></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7">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code"><text:span text:style-name="T7">grammatical-info</text:span></text:span><text:tab/>[Optional, <text:span text:style-name="code">grammi</text:span>] Grammatical information.</text:p>
      <text:p text:style-name="AttribDesc"><text:span text:style-name="code"><text:span text:style-name="T7">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4"><text:soft-page-break/><text:span text:style-name="code"><text:span text:style-name="T7">definition</text:span></text:span><text:tab/>[Optional, <text:span text:style-name="code">multitext</text:span>] Gives the definition in multiple languages and writing systems.</text:p>
      <text:p text:style-name="AttribDesc"><text:span text:style-name="code"><text:span text:style-name="T7">relation</text:span></text:span><text:tab/>[Optional, Multiple, <text:span text:style-name="code">relation</text:span>] While a lexical relation isn't strictly owned by a sense it is a good place to hold it.</text:p>
      <text:p text:style-name="AttribDesc"><text:span text:style-name="code"><text:span text:style-name="T7">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7">note</text:span></text:span><text:tab/>[Optional, Multiple, <text:span text:style-name="code">note</text:span>] There are lots of different types of notes.</text:p>
      <text:p text:style-name="AttribDesc"><text:span text:style-name="code"><text:span text:style-name="T7">example</text:span></text:span><text:tab/>[Optional, Multiple, <text:span text:style-name="code">example</text:span>] Examples may be used for different target audiences.</text:p>
      <text:p text:style-name="AttribDesc"><text:span text:style-name="code"><text:span text:style-name="T7">reversal</text:span></text:span><text:tab/>[Optional, Multiple, <text:span text:style-name="code">reversal</text:span>] There may be different reversal indexes.</text:p>
      <text:p text:style-name="AttribDesc"><text:span text:style-name="code"><text:span text:style-name="T7">illustration<text:tab/></text:span></text:span><text:tab/>[Optional, Multiple, <text:s/><text:span text:style-name="code">URLref</text:span>] The picture doesn't have to be static.</text:p>
      <text:p text:style-name="AttribDesc"><text:span text:style-name="code"><text:span text:style-name="T7">subsense</text:span></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P4"><text:span text:style-name="code"><text:span text:style-name="T7">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7">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7">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7">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code"><text:span text:style-name="T7">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7">citation</text:span></text:span><text:tab/>[Optional, <text:span text:style-name="code">multitext</text:span>] This is the form that is to be printed in the dictionary.</text:p>
      <text:p text:style-name="AttribDesc"><text:span text:style-name="code"><text:span text:style-name="T7">pronunciation</text:span></text:span><text:tab/>[Optional, Multiple, <text:span text:style-name="code">phonetic</text:span>] There can be multiple phonetic forms of an entry. Their presence implies free variation.</text:p>
      <text:p text:style-name="AttribDesc"><text:span text:style-name="code"><text:span text:style-name="T7">variant</text:span></text:span><text:tab/>[Optional, Multiple, <text:span text:style-name="code">variant</text:span>] Any constrained variants or free orthographic variants.</text:p>
      <text:p text:style-name="AttribDesc"><text:span text:style-name="code"><text:span text:style-name="T7">sense</text:span></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7">note</text:span></text:span><text:tab/>[Optional, Multiple, <text:span text:style-name="code">note</text:span>] The more notes you keep the better.</text:p>
      <text:p text:style-name="AttribDesc"><text:soft-page-break/><text:span text:style-name="code"><text:span text:style-name="T7">relation</text:spa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code"><text:span text:style-name="T7">multitext</text:span></text:span><text:tab/>Contains a multilingual description of this particular field.</text:p>
      <text:h text:style-name="Heading_20_4" text:outline-level="4">Attributes</text:h>
      <text:p text:style-name="AttribDesc"><text:span text:style-name="code"><text:span text:style-name="T7">tag</text:span></text:span><text:tab/>[Required, <text:span text:style-name="code">key</text:span>] This key corresponds to the <text:span text:style-name="code">tag</text:span> attribute found in all <text:span text:style-name="code">field</text:span>s for which this is the definitio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code"><text:span text:style-name="T7">field</text:span></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code"><text:span text:style-name="T7">id</text:span></text:span><text:tab/>[Required, <text:span text:style-name="code">key</text:span>] The type of the <text:span text:style-name="code">range</text:span> that is referenced.</text:p>
      <text:p text:style-name="AttribDesc"><text:span text:style-name="code"><text:span text:style-name="T7">href</text:span></text:span><text:tab/>[Required, <text:span text:style-name="code">URL</text:span>] The URL of the file containing the definition of the referenced <text:span text:style-name="code">range</text:span>.</text:p>
      <text:p text:style-name="AttribDesc"><text:span text:style-name="code"><text:span text:style-name="T7">guid</text:span></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code"><text:span text:style-name="T7">range</text:span></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7">description<text:tab/></text:span></text:span>[Optional, <text:span text:style-name="code">multitext</text:span>] Contains a multilingual description of the lexicon for information purposes only.</text:p>
      <text:p text:style-name="AttribDesc"><text:span text:style-name="code"><text:span text:style-name="T7">ranges</text:span></text:span><text:tab/>[Optional, <text:span text:style-name="code">ranges</text:span>] <text:s/>Contains all the <text:span text:style-name="code">range-ref</text:span> information.</text:p>
      <text:p text:style-name="AttribDesc"><text:soft-page-break/><text:span text:style-name="code"><text:span text:style-name="T7">fields</text:span></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code"><text:span text:style-name="T7">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7">producer</text:span></text:span><text:tab/>[Optional, <text:span text:style-name="code">string</text:span>] Identifies the particular producer of this lift file.</text:p>
      <text:h text:style-name="Heading_20_4" text:outline-level="4">Content</text:h>
      <text:p text:style-name="AttribDesc"><text:span text:style-name="code"><text:span text:style-name="T7">header</text:span></text:span><text:tab/>[Optional, <text:span text:style-name="code">header</text:span>] Contains the header information for the database</text:p>
      <text:p text:style-name="AttribDesc"><text:span text:style-name="code"><text:span text:style-name="T7">entry</text:span></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P7">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text:soft-page-break/>Entry Elements</text:p>
      <text:p text:style-name="P6"><draw:frame draw:style-name="fr2" draw:name="graphics3" text:anchor-type="paragraph" svg:x="0in" svg:y="0.1in" svg:width="5.8701in" style:rel-width="100%" svg:height="4.4429in" style:rel-height="45%" draw:z-index="3"><draw:image xlink:href="../entry%20class.png" xlink:type="simple" xlink:show="embed" xlink:actuate="onLoad"/></draw:frame></text:p>
      <text:p text:style-name="Heading_20_2">Header Elements</text:p>
      <text:p text:style-name="Standard"><draw:frame draw:style-name="fr3" draw:name="graphics2" text:anchor-type="paragraph" svg:x="0.25in" svg:y="0.05in" svg:width="5.6937in" style:rel-width="9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code"><text:span text:style-name="T7">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7">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7">guid</text:span></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code"><text:span text:style-name="T7">description</text:span></text:span><text:tab/>[Optional, Multiple, <text:span text:style-name="code">multitext</text:span>] Holds the description of the element.</text:p>
      <text:p text:style-name="AttribDesc"><text:span text:style-name="code"><text:span text:style-name="T7">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7">abbrev</text:span></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code"><text:span text:style-name="T7">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7">guid</text:span></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code"><text:span text:style-name="T7">description</text:span></text:span><text:tab/>[Optional, <text:span text:style-name="code">multitext</text:span>] Used to give a multilingual description of the <text:span text:style-name="code">range</text:span>.</text:p>
      <text:p text:style-name="AttribDesc"><text:span text:style-name="code"><text:span text:style-name="T7">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7">label</text:span></text:span><text:tab/>[Optional, Multiple, <text:span text:style-name="code">multitext</text:span>] Gives a multilingual label to this <text:span text:style-name="code">range-set</text:span> for GUI purposes.</text:p>
      <text:p text:style-name="AttribDesc"><text:span text:style-name="code"><text:span text:style-name="T7">abbrev</text:span></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code"><text:span text:style-name="T7">range</text:span></text:span><text:tab/>[Required, Multiple, <text:span text:style-name="code">range</text:span>] A <text:span text:style-name="code">range</text:span> definition.</text:p>
      <text:p text:style-name="Heading_20_2"><text:soft-page-break/>UML Diagram</text:p>
      <text:p text:style-name="Standard"><draw:frame draw:style-name="fr1" draw:name="graphics4" text:anchor-type="paragraph" svg:width="4.6457in" svg:height="3.5209in" draw:z-index="2"><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code"><text:span text:style-name="T7">borrowed</text:span></text:span><text:tab/>The word is borrowed from another language</text:p>
      <text:p text:style-name="AttribDesc"><text:span text:style-name="code"><text:span text:style-name="T7">proto</text:span></text:span><text:tab/>The proto form of the word in another language</text:p>
      <text:p text:style-name="Heading_20_2">grammatical-info</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code"><text:span text:style-name="T7">ref</text:span></text:span><text:tab/>General cross reference.</text:p>
      <text:p text:style-name="AttribDesc"><text:span text:style-name="code"><text:span text:style-name="T7">main</text:span></text:span><text:tab/>Reference to a main entry from a minor entry.</text:p>
      <text:p text:style-name="AttribDesc"><text:span text:style-name="code"><text:span text:style-name="T7">isa</text:span></text:span><text:tab/>The gen-spec relation where the special relates to the general.</text:p>
      <text:p text:style-name="AttribDesc"><text:span text:style-name="code"><text:span text:style-name="T7">kindof</text:span></text:span> <text:tab/>The kind-of relation in which the <text:span text:style-name="code">Sense</text:span> is a kind of another sense.</text:p>
      <text:p text:style-name="AttribDesc"><text:span text:style-name="code"><text:span text:style-name="T7">actor</text:span></text:span><text:tab/>The actor of this verb</text:p>
      <text:p text:style-name="AttribDesc"><text:span text:style-name="code"><text:span text:style-name="T7">undergoer</text:span></text:span><text:tab/>The undergoer of this verb</text:p>
      <text:p text:style-name="AttribDesc"><text:span text:style-name="code"><text:span text:style-name="T7">component</text:span></text:span><text:tab/>This word is grammatically built from these components.</text:p>
      <text:p text:style-name="Heading_20_2">note-type</text:p>
      <text:p text:style-name="Standard">This lists all the different note types that are in the various standards</text:p>
      <text:h text:style-name="Heading_20_3" text:outline-level="3"><text:soft-page-break/>Elements</text:h>
      <text:p text:style-name="AttribDesc"><text:span text:style-name="code"><text:span text:style-name="T7">anthropology</text:span></text:span><text:tab/>Gives anthropological information.</text:p>
      <text:p text:style-name="AttribDesc"><text:span text:style-name="code"><text:span text:style-name="T7">biblography</text:span></text:span><text:tab/>Biblographic information.</text:p>
      <text:p text:style-name="AttribDesc"><text:span text:style-name="code"><text:span text:style-name="T7">comment</text:span></text:span><text:tab/>This note is an arbitrary comment not for publication</text:p>
      <text:p text:style-name="AttribDesc"><text:span text:style-name="code"><text:span text:style-name="T7">discourse</text:span></text:span><text:tab/>Gives discourse information about a sense.</text:p>
      <text:p text:style-name="AttribDesc"><text:span text:style-name="code"><text:span text:style-name="T7">encyclopedic</text:span></text:span><text:tab/><text:tab/>This note gives encyclopedic information.</text:p>
      <text:p text:style-name="AttribDesc"><text:span text:style-name="code"><text:span text:style-name="T7">general</text:span></text:span><text:tab/>General notes that do not fall in another clear category</text:p>
      <text:p text:style-name="AttribDesc"><text:span text:style-name="code"><text:span text:style-name="T7">grammar</text:span></text:span><text:tab/>Gives grammatical information about a word.</text:p>
      <text:p text:style-name="AttribDesc"><text:span text:style-name="code"><text:span text:style-name="T7">phonology</text:span></text:span><text:tab/>Gives phonological information about a word.</text:p>
      <text:p text:style-name="AttribDesc"><text:span text:style-name="code"><text:span text:style-name="T7">questions</text:span></text:span><text:tab/>Contains questions yet to be answered</text:p>
      <text:p text:style-name="AttribDesc"><text:span text:style-name="code"><text:span text:style-name="T7">restrictions</text:span></text:span><text:tab/>Gives information on the restriction of usage of a word.</text:p>
      <text:p text:style-name="AttribDesc"><text:span text:style-name="code"><text:span text:style-name="T7">scientific_name</text:span></text:span><text:tab/>Gives the scientific name of a sense</text:p>
      <text:p text:style-name="AttribDesc"><text:span text:style-name="code"><text:span text:style-name="T7">sociolinguistics</text:span></text:span><text:tab/>Gives sociolinguistic information about a sense.</text:p>
      <text:p text:style-name="AttribDesc"><text:span text:style-name="code"><text:span text:style-name="T7">source</text:span></text:span><text:tab/>Contains information on sources</text:p>
      <text:p text:style-name="AttribDesc"><text:span text:style-name="code"><text:span text:style-name="T7">usage</text:span></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code"><text:span text:style-name="T7">1d</text:span></text:span><text:tab/>1<text:span text:style-name="T8">st</text:span> dual</text:p>
      <text:p text:style-name="AttribDesc"><text:span text:style-name="code"><text:span text:style-name="T7">1e</text:span></text:span><text:tab/>1<text:span text:style-name="T8">st</text:span> exclusive</text:p>
      <text:p text:style-name="AttribDesc"><text:span text:style-name="code"><text:span text:style-name="T7">1i</text:span></text:span><text:tab/>1<text:span text:style-name="T8">st</text:span> inclusive</text:p>
      <text:p text:style-name="AttribDesc"><text:span text:style-name="code"><text:span text:style-name="T7">1p</text:span></text:span><text:tab/>1<text:span text:style-name="T8">st</text:span> person plural</text:p>
      <text:p text:style-name="AttribDesc"><text:span text:style-name="code"><text:span text:style-name="T7">1s</text:span></text:span><text:tab/>1<text:span text:style-name="T8">st</text:span> person singular</text:p>
      <text:p text:style-name="AttribDesc"><text:span text:style-name="code"><text:span text:style-name="T7">2d</text:span></text:span><text:tab/>2<text:span text:style-name="T8">nd</text:span> dual</text:p>
      <text:p text:style-name="AttribDesc"><text:span text:style-name="code"><text:span text:style-name="T7">2p</text:span></text:span><text:tab/>2<text:span text:style-name="T8">nd</text:span> plural</text:p>
      <text:p text:style-name="AttribDesc"><text:span text:style-name="code"><text:span text:style-name="T7">2s</text:span></text:span><text:tab/>2<text:span text:style-name="T8">nd</text:span> singular</text:p>
      <text:p text:style-name="AttribDesc"><text:span text:style-name="code"><text:span text:style-name="T7">3d</text:span></text:span><text:tab/>3<text:span text:style-name="T8">rd</text:span> dual</text:p>
      <text:p text:style-name="AttribDesc"><text:span text:style-name="code"><text:span text:style-name="T7">3p</text:span></text:span><text:tab/>3<text:span text:style-name="T8">rd</text:span> plural</text:p>
      <text:p text:style-name="AttribDesc"><text:span text:style-name="code"><text:span text:style-name="T7">3s</text:span></text:span><text:tab/>3<text:span text:style-name="T8">rd</text:span> singular</text:p>
      <text:p text:style-name="AttribDesc"><text:span text:style-name="code"><text:span text:style-name="T7">non-dual</text:span></text:span><text:tab/>non-human or inanimate dual</text:p>
      <text:p text:style-name="AttribDesc"><text:span text:style-name="code"><text:span text:style-name="T7">non-plural</text:span></text:span><text:tab/>non-human or inanimate plural</text:p>
      <text:p text:style-name="AttribDesc"><text:span text:style-name="code"><text:span text:style-name="T7">non-sing</text:span></text:span><text:tab/>non-human or inanimate singulare</text:p>
      <text:p text:style-name="AttribDesc"><text:span text:style-name="code"><text:span text:style-name="T7">plural</text:span></text:span><text:tab/>plural form</text:p>
      <text:p text:style-name="AttribDesc"><text:span text:style-name="code"><text:span text:style-name="T7">redup</text:span></text:span><text:tab/>reduplication form</text:p>
      <text:p text:style-name="AttribDesc"><text:span text:style-name="code"><text:span text:style-name="T7">sing</text:span></text:span><text:tab/>singular</text:p>
      <text:p text:style-name="Heading_20_2"><text:soft-page-break/>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9">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1">&lt;!--</text:span><text:span text:style-name="T12">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1">&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9">abat</text:span> <text:span text:style-name="T5">n.</text:span> grove; <text:span text:style-name="T5">dusun.</text:span> <text:span text:style-name="T10">Kbwai abatke ti ksweruk nurare.</text:span> I went to the coconut groves to clear the grass. <text:span text:style-name="T5">Saya pergi menyiangi dusun kelapa.</text:span> <text:span text:style-name="T10">Kbwa ti ktwan nurke o abatke.</text:span> I'm going to plant coconut trees in the grove. <text:span text:style-name="T5">Saya pergi tanam kelapa di dusun.</text:span> This is <text:span text:style-name="T13">not</text:span><text:span text:style-name="T14"> limited to coconut groves but is used for mangoes, etc. </text:span><text:span text:style-name="T6">Sg:</text:span><text:span text:style-name="T10">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text:style-name="L5">
        <text:list-item>
          <text:p text:style-name="P18">Store the subentry in the entry as a sub-element. LIFT does not do this. All entries are full <text:span text:style-name="code">entry</text:span> elements.</text:p>
        </text:list-item>
        <text:list-item>
          <text:p text:style-name="P18">Store a marker in the subentry referring back to the main entry under which this subentry occurs. This can be done using a <text:span text:style-name="code">subhead</text:span> relation.</text:p>
        </text:list-item>
        <text:list-item>
          <text:p text:style-name="P18">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9">brush</text:span> <text:span text:style-name="T5">n.</text:span> bristly instrument used for cleaning, arranging, or applying a liquid to something</text:p>
              <text:p text:style-name="P5"><text:span text:style-name="T9">hairbrush</text:span> <text:span text:style-name="T5">n.</text:span> kind of brush typically with stiff one inch long bristles loosely spaced arranged perpendicularly to the handle for rearranging hair.</text:p>
              <text:p text:style-name="P5"><text:span text:style-name="T9">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name=”subentry” ref="hairbrush"/&gt;</text:p>
              <text:p text:style-name="Preformatted_20_Text"><text:s text:c="4"/>&lt;relation nam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8"><text:soft-page-break/>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9">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9">hete</text:span> <text:span text:style-name="T5">vt.</text:span> cut into sections for use. <text:span text:style-name="T5">Gen</text:span>: <text:span text:style-name="T10">lata</text:span> ‘cut’. <text:span text:style-name="T5">Prdm</text:span>: <text:span text:style-name="T10">-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relation="gen" sense="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9">ahul</text:span> <text:span text:style-name="T5">n.</text:span> lime slaked from burning seashells and used as an ingredient in chewing betelnut. <text:span text:style-name="T5">SynD</text:span>: <text:span text:style-name="T10">ahul</text:span> ‘Lisela, Rana dialects’. <text:span text:style-name="T5">Etym</text:span>: <text:span text:style-name="T10">*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4"/>&lt;etymology type="proto"&gt;</text:p>
              <text:p text:style-name="Preformatted_20_Text"><text:s text:c="6"/>&lt;form lang="x-proto-ind"&gt;&lt;text&gt;apuR&lt;/text&gt;&lt;/form&gt;</text:p>
              <text:p text:style-name="Preformatted_20_Text"><text:s text:c="6"/>&lt;gloss&gt;&lt;form lang="eng"&gt;&lt;text&gt;lime, chalk&lt;/text&gt;&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5">jɔ̃dẽ̀</text:span></text:p>
              <text:p text:style-name="Preformatted_20_Text">\lxt ยองเด่ง</text:p>
              <text:p text:style-name="Preformatted_20_Text">\dia Ratburi</text:p>
              <text:p text:style-name="Preformatted_20_Text">\a <text:span text:style-name="T15">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5">jɔ̃dẽ̀</text:span>"&gt;</text:p>
              <text:p text:style-name="Preformatted_20_Text"><text:s text:c="2"/>&lt;lexical-unit&gt;</text:p>
              <text:p text:style-name="Preformatted_20_Text"><text:s text:c="4"/>&lt;form lang="und-fonipa"&gt;&lt;text&gt;<text:span text:style-name="T15">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5">jə̀ŋɗɐ̃̀ʲ</text:span>&lt;/text&gt;&lt;/form&gt;</text:p>
              <text:p text:style-name="Preformatted_20_Text"><text:s text:c="2"/>&lt;/variant&gt;</text:p>
              <text:p text:style-name="Preformatted_20_Text"><text:s text:c="2"/>&lt;sense id="<text:span text:style-name="T15">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text:soft-page-break/>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21">Creation of subentry reference lists</text:p>
        </text:list-item>
        <text:list-item>
          <text:p text:style-name="P21">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6">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Page_20_Number"><text:span text:style-name="T2">Page </text:span></text:span><text:span text:style-name="T2"><text:page-number text:select-page="current">32</text:page-number></text:span><text:span text:style-name="Page_20_Number"><text:span text:style-name="T2"> of </text:span></text:span><text:span text:style-name="T2"><text:page-count style:num-format="1">32</text:page-count></text:span><text:span text:style-name="Page_20_Number"><text:span text:style-name="T2"><text:tab/></text:span></text:span><text:span text:style-name="T3">DRAFT</text:span></text:p>
        <text:p text:style-name="P2"><text:span text:style-name="T4"><text:initial-creator>Martin Hosken</text:initial-creator></text:span><text:span text:style-name="T4"> <text:s text:c="2"/></text:span><text:span text:style-name="T4"><text:print-date style:data-style-name="N106">August 02, 2006</text:print-date></text:span><text:span text:style-name="Page_20_Number"><text:span text:style-name="T4"> <text:s text:c="2"/>Rev: </text:span></text:span><text:span text:style-name="T4"><text:editing-cycles>359</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Lexicon Interchange Format</dc:title>
    <dc:subject>A Description</dc:subject>
    <meta:initial-creator>Martin Hosken</meta:initial-creator>
    <meta:creation-date>2006-07-07T09:27:58</meta:creation-date>
    <dc:creator>Martin Hosken</dc:creator>
    <dc:date>2007-12-20T11:24:17</dc:date>
    <meta:printed-by>Martin Hosken</meta:printed-by>
    <meta:print-date>2006-08-02T10:34:15</meta:print-date>
    <meta:editing-cycles>359</meta:editing-cycles>
    <meta:editing-duration>P11DT11H38M39S</meta:editing-duration>
    <meta:template xlink:type="simple" xlink:actuate="onRequest"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2" meta:paragraph-count="801" meta:word-count="10153" meta:character-count="61661"/>
  </office:meta>
</office:document-meta>
</file>